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622cm" fo:min-width="19.077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79cm" fo:min-width="0.47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7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.112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4cm" fo:min-width="0.136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9" style:family="graphic" style:parent-style-name="standard">
      <style:graphic-properties draw:fill-color="#ff4000" draw:textarea-horizontal-align="justify" draw:textarea-vertical-align="middle" draw:auto-grow-height="false" fo:min-height="0.862cm" fo:min-width="0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11" style:family="graphic" style:parent-style-name="standard">
      <style:graphic-properties draw:fill-color="#158466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2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.667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14cm" fo:min-width="0.136cm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965cm" fo:min-width="0.13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3.919cm" fo:min-width="0.453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5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 loext:decorative="false"/>
      <style:paragraph-properties style:writing-mode="lr-tb"/>
    </style:style>
    <style:style style:name="P1" style:family="paragraph">
      <style:paragraph-properties fo:margin-left="0cm" fo:margin-right="0cm" fo:margin-top="0.051cm" fo:margin-bottom="0cm" fo:text-indent="0cm"/>
    </style:style>
    <style:style style:name="P2" style:family="paragraph">
      <style:paragraph-properties fo:margin-left="0cm" fo:margin-right="0cm" fo:margin-top="0.051cm" fo:margin-bottom="0cm" fo:line-height="100%" fo:text-indent="0cm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style:font-name="Liberation Mono" fo:font-size="11pt"/>
    </style:style>
    <style:style style:name="P5" style:family="paragraph">
      <style:paragraph-properties fo:text-align="center" style:writing-mode="lr-tb"/>
      <style:text-properties style:font-name="Liberation Mono" fo:font-size="11pt"/>
    </style:style>
    <style:style style:name="P6" style:family="paragraph">
      <style:paragraph-properties fo:text-align="center"/>
      <style:text-properties style:font-name="Liberation Mono" fo:font-size="10pt"/>
    </style:style>
    <style:style style:name="P7" style:family="paragraph">
      <loext:graphic-properties draw:fill-color="#ffffff"/>
      <style:paragraph-properties fo:text-align="center" style:writing-mode="lr-tb"/>
      <style:text-properties style:font-name="Liberation Mono" fo:font-size="10pt"/>
    </style:style>
    <style:style style:name="P8" style:family="paragraph">
      <loext:graphic-properties draw:fill-color="#ffffff"/>
      <style:paragraph-properties fo:text-align="center" style:writing-mode="lr-tb"/>
      <style:text-properties style:font-name="Liberation Mono" fo:font-size="11pt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4000"/>
      <style:paragraph-properties fo:text-align="center"/>
    </style:style>
    <style:style style:name="P13" style:family="paragraph">
      <loext:graphic-properties draw:fill-color="#158466"/>
      <style:paragraph-properties fo:text-align="center" style:writing-mode="lr-tb"/>
      <style:text-properties style:font-name="Liberation Mono" fo:font-size="11pt"/>
    </style:style>
    <style:style style:name="P14" style:family="paragraph">
      <style:paragraph-properties fo:text-align="center"/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P15" style:family="paragraph">
      <loext:graphic-properties draw:fill-color="#ffffff"/>
      <style:paragraph-properties fo:text-align="center" style:writing-mode="lr-tb"/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0pt" style:font-size-complex="10pt"/>
    </style:style>
    <style:style style:name="T3" style:family="text">
      <style:text-properties fo:font-size="6pt" fo:font-weight="bold" style:font-weight-asian="bold" style:font-weight-complex="bold"/>
    </style:style>
    <style:style style:name="T4" style:family="text">
      <style:text-properties fo:font-size="6pt" style:font-size-asian="10pt" style:font-size-complex="10pt"/>
    </style:style>
    <style:style style:name="T5" style:family="text">
      <style:text-properties fo:font-size="14pt" fo:font-weight="bold" style:font-size-asian="10pt" style:font-weight-asian="bold" style:font-size-complex="10pt" style:font-weight-complex="bold"/>
    </style:style>
    <style:style style:name="T6" style:family="text">
      <style:text-properties style:font-name="Liberation Mono" fo:font-size="11pt"/>
    </style:style>
    <style:style style:name="T7" style:family="text"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T8" style:family="text">
      <style:text-properties style:font-name="Liberation Mono" fo:font-size="10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24.974cm" svg:height="17.872cm" svg:x="1.108cm" svg:y="1.473cm">
          <draw:text-box>
            <text:p><text:span text:style-name="T1">Sort</text:span><text:span text:style-name="T1">ing</text:span></text:p>
            <text:p text:style-name="P1"><text:span text:style-name="T2">- </text:span><text:span text:style-name="T2">Sortin</text:span><text:span text:style-name="T2">g is </text:span><text:span text:style-name="T2">the </text:span><text:span text:style-name="T2">proce</text:span><text:span text:style-name="T2">ss of </text:span><text:span text:style-name="T2">arrang</text:span><text:span text:style-name="T2">ing </text:span><text:span text:style-name="T2">data </text:span><text:span text:style-name="T2">in a </text:span><text:span text:style-name="T2">specifi</text:span><text:span text:style-name="T2">c </text:span><text:span text:style-name="T2">order </text:span><text:span text:style-name="T2">(asce</text:span><text:span text:style-name="T2">nding </text:span><text:span text:style-name="T2">or </text:span><text:span text:style-name="T2">desce</text:span><text:span text:style-name="T2">nding) </text:span></text:p>
            <text:p text:style-name="P1"><text:span text:style-name="T2">- </text:span><text:span text:style-name="T2">Sortin</text:span><text:span text:style-name="T2">g is </text:span><text:span text:style-name="T2">funda</text:span><text:span text:style-name="T2">menta</text:span><text:span text:style-name="T2">l for </text:span><text:span text:style-name="T2">optimi</text:span><text:span text:style-name="T2">zing </text:span><text:span text:style-name="T2">the </text:span><text:span text:style-name="T2">efficie</text:span><text:span text:style-name="T2">ncy of </text:span><text:span text:style-name="T2">other </text:span><text:span text:style-name="T2">algorit</text:span><text:span text:style-name="T2">hms </text:span><text:span text:style-name="T2">(searc</text:span><text:span text:style-name="T2">h)</text:span></text:p>
            <text:p><text:span text:style-name="T3"/></text:p>
            <text:p><text:span text:style-name="T1">Com</text:span><text:span text:style-name="T1">mon </text:span><text:span text:style-name="T1">Sort</text:span><text:span text:style-name="T1">ing </text:span><text:span text:style-name="T1">Algo</text:span><text:span text:style-name="T1">rith</text:span><text:span text:style-name="T1">ms</text:span></text:p>
            <text:p text:style-name="P2"><text:span text:style-name="T4"/></text:p>
            <text:p text:style-name="P2"><text:span text:style-name="T2">- </text:span><text:span text:style-name="T5">Bubbl</text:span><text:span text:style-name="T5">e</text:span></text:p>
            <text:p text:style-name="P2"><text:span text:style-name="T2"><text:s text:c="2"/></text:span><text:span text:style-name="T2">- </text:span><text:span text:style-name="T2">Repe</text:span><text:span text:style-name="T2">atedly </text:span><text:span text:style-name="T2">steps </text:span><text:span text:style-name="T2">thoug</text:span><text:span text:style-name="T2">ht the </text:span><text:span text:style-name="T2">data, </text:span><text:span text:style-name="T2">comp</text:span><text:span text:style-name="T2">aring </text:span><text:span text:style-name="T2">adjac</text:span><text:span text:style-name="T2">ent </text:span><text:span text:style-name="T2">eleme</text:span><text:span text:style-name="T2">nts, </text:span><text:span text:style-name="T2">and </text:span><text:span text:style-name="T2">swap </text:span><text:span text:style-name="T2">them </text:span></text:p>
            <text:p text:style-name="P2"><text:span text:style-name="T2"><text:s text:c="4"/></text:span><text:span text:style-name="T2">if </text:span><text:span text:style-name="T2">they </text:span><text:span text:style-name="T2">are in </text:span><text:span text:style-name="T2">the </text:span><text:span text:style-name="T2">wrong </text:span><text:span text:style-name="T2">order</text:span></text:p>
            <text:p text:style-name="P2"><text:span text:style-name="T4"/></text:p>
            <text:p text:style-name="P2"><text:span text:style-name="T2">- </text:span><text:span text:style-name="T5">Selec</text:span><text:span text:style-name="T5">tion</text:span></text:p>
            <text:p text:style-name="P2"><text:span text:style-name="T2"><text:s text:c="2"/></text:span><text:span text:style-name="T2">- </text:span><text:span text:style-name="T2">Divide </text:span><text:span text:style-name="T2">the </text:span><text:span text:style-name="T2">data </text:span><text:span text:style-name="T2">in two </text:span><text:span text:style-name="T2">parts: </text:span><text:span text:style-name="T2">sorted </text:span><text:span text:style-name="T2">and </text:span><text:span text:style-name="T2">unsort</text:span><text:span text:style-name="T2">ed</text:span></text:p>
            <text:p text:style-name="P2"><text:span text:style-name="T2"><text:s text:c="2"/></text:span><text:span text:style-name="T2">- </text:span><text:span text:style-name="T2">Repe</text:span><text:span text:style-name="T2">atedly </text:span><text:span text:style-name="T2">select</text:span><text:span text:style-name="T2">s the </text:span><text:span text:style-name="T2">smalle</text:span><text:span text:style-name="T2">st (or </text:span><text:span text:style-name="T2">larges</text:span><text:span text:style-name="T2">t) </text:span><text:span text:style-name="T2">eleme</text:span><text:span text:style-name="T2">nt </text:span><text:span text:style-name="T2">from </text:span><text:span text:style-name="T2">the </text:span><text:span text:style-name="T2">unsort</text:span><text:span text:style-name="T2">ed </text:span><text:span text:style-name="T2">part </text:span><text:span text:style-name="T2">and</text:span></text:p>
            <text:p text:style-name="P2"><text:span text:style-name="T2"><text:s text:c="4"/></text:span><text:span text:style-name="T2">Move </text:span><text:span text:style-name="T2">to the </text:span><text:span text:style-name="T2">sorted </text:span><text:span text:style-name="T2">part</text:span></text:p>
            <text:p text:style-name="P2"><text:span text:style-name="T4"/></text:p>
            <text:p text:style-name="P2"><text:span text:style-name="T2">- </text:span><text:span text:style-name="T5">Insert</text:span><text:span text:style-name="T5">ion</text:span></text:p>
            <text:p text:style-name="P2"><text:span text:style-name="T2"><text:s text:c="2"/></text:span><text:span text:style-name="T2">- </text:span><text:span text:style-name="T2">Repe</text:span><text:span text:style-name="T2">atedly </text:span><text:span text:style-name="T2">find </text:span><text:span text:style-name="T2">the </text:span><text:span text:style-name="T2">correc</text:span><text:span text:style-name="T2">t </text:span><text:span text:style-name="T2">positio</text:span><text:span text:style-name="T2">n for </text:span><text:span text:style-name="T2">new </text:span><text:span text:style-name="T2">eleme</text:span><text:span text:style-name="T2">nts, </text:span><text:span text:style-name="T2">movin</text:span><text:span text:style-name="T2">g the </text:span><text:span text:style-name="T2">existin</text:span><text:span text:style-name="T2">g </text:span><text:span text:style-name="T2">eleme</text:span><text:span text:style-name="T2">nts</text:span></text:p>
            <text:p text:style-name="P2"><text:span text:style-name="T2"><text:s text:c="4"/></text:span><text:span text:style-name="T2">To </text:span><text:span text:style-name="T2">open </text:span><text:span text:style-name="T2">space </text:span><text:span text:style-name="T2">for </text:span><text:span text:style-name="T2">new </text:span><text:span text:style-name="T2">eleme</text:span><text:span text:style-name="T2">nts</text:span></text:p>
            <text:p text:style-name="P2"><text:span text:style-name="T4"/></text:p>
            <text:p text:style-name="P2"><text:span text:style-name="T2">- </text:span><text:span text:style-name="T5">Quick</text:span><text:span text:style-name="T2"> </text:span><text:span text:style-name="T2">(Divid</text:span><text:span text:style-name="T2">e and </text:span><text:span text:style-name="T2">conqu</text:span><text:span text:style-name="T2">er</text:span></text:p>
            <text:p text:style-name="P2"><text:span text:style-name="T2"><text:s text:c="2"/></text:span><text:span text:style-name="T2">- </text:span><text:span text:style-name="T2">Picks </text:span><text:span text:style-name="T2">a </text:span><text:span text:style-name="T2">pivot </text:span><text:span text:style-name="T2">eleme</text:span><text:span text:style-name="T2">nt, </text:span><text:span text:style-name="T2">partiti</text:span><text:span text:style-name="T2">ons </text:span><text:span text:style-name="T2">the </text:span><text:span text:style-name="T2">data </text:span><text:span text:style-name="T2">aroun</text:span><text:span text:style-name="T2">d the </text:span><text:span text:style-name="T2">pivot, </text:span><text:span text:style-name="T2">and </text:span><text:span text:style-name="T2">recurs</text:span><text:span text:style-name="T2">ively </text:span><text:span text:style-name="T2">sort </text:span><text:span text:style-name="T2">the</text:span></text:p>
            <text:p text:style-name="P2"><text:span text:style-name="T2"><text:s text:c="4"/></text:span><text:span text:style-name="T2">partiti</text:span><text:span text:style-name="T2">ons</text:span></text:p>
            <text:p text:style-name="P2"><text:span text:style-name="T4"/></text:p>
            <text:p text:style-name="P2"><text:span text:style-name="T2">- </text:span><text:span text:style-name="T5">Merg</text:span><text:span text:style-name="T5">e</text:span><text:span text:style-name="T2"> </text:span><text:span text:style-name="T2">(divid</text:span><text:span text:style-name="T2">e and </text:span><text:span text:style-name="T2">conqu</text:span><text:span text:style-name="T2">er)</text:span></text:p>
            <text:p text:style-name="P2"><text:span text:style-name="T2"><text:s text:c="2"/></text:span><text:span text:style-name="T2">- </text:span><text:span text:style-name="T2">Recur</text:span><text:span text:style-name="T2">sively, </text:span><text:span text:style-name="T2">divide</text:span><text:span text:style-name="T2">s the </text:span><text:span text:style-name="T2">data </text:span><text:span text:style-name="T2">in two </text:span><text:span text:style-name="T2">halves</text:span><text:span text:style-name="T2">, sort </text:span><text:span text:style-name="T2">each </text:span><text:span text:style-name="T2">half </text:span><text:span text:style-name="T2">and </text:span><text:span text:style-name="T2">then </text:span><text:span text:style-name="T2">merge </text:span><text:span text:style-name="T2">the</text:span></text:p>
            <text:p text:style-name="P2"><text:span text:style-name="T2"><text:s text:c="4"/></text:span><text:span text:style-name="T2">sorted </text:span><text:span text:style-name="T2">halves</text:span></text:p>
            <text:p text:style-name="P2"><text:span text:style-name="T4"/></text:p>
            <text:p text:style-name="P2"><text:span text:style-name="T2">- </text:span><text:span text:style-name="T5">Heap</text:span></text:p>
            <text:p text:style-name="P2"><text:span text:style-name="T2"><text:s text:c="2"/></text:span><text:span text:style-name="T2">- </text:span><text:span text:style-name="T2">Utilize</text:span><text:span text:style-name="T2">s a </text:span><text:span text:style-name="T2">binary </text:span><text:span text:style-name="T2">heap </text:span><text:span text:style-name="T2">data </text:span><text:span text:style-name="T2">struct</text:span><text:span text:style-name="T2">ure</text:span></text:p>
            <text:p text:style-name="P2"><text:span text:style-name="T2"><text:s text:c="2"/></text:span><text:span text:style-name="T2">- </text:span><text:span text:style-name="T2">Builds </text:span><text:span text:style-name="T2">a max </text:span><text:span text:style-name="T2">heap </text:span><text:span text:style-name="T2">from </text:span><text:span text:style-name="T2">the </text:span><text:span text:style-name="T2">input </text:span><text:span text:style-name="T2">data </text:span><text:span text:style-name="T2">and </text:span><text:span text:style-name="T2">then </text:span><text:span text:style-name="T2">repeat</text:span><text:span text:style-name="T2">edly </text:span><text:span text:style-name="T2">extrac</text:span><text:span text:style-name="T2">ts the </text:span><text:span text:style-name="T2">max</text:span></text:p>
            <text:p text:style-name="P2"><text:span text:style-name="T2"><text:s text:c="4"/></text:span><text:span text:style-name="T2">Eleme</text:span><text:span text:style-name="T2">nt </text:span><text:span text:style-name="T2">from </text:span><text:span text:style-name="T2">the </text:span><text:span text:style-name="T2">heap </text:span><text:span text:style-name="T2">and </text:span><text:span text:style-name="T2">add to </text:span><text:span text:style-name="T2">the </text:span><text:span text:style-name="T2">end of </text:span><text:span text:style-name="T2">the </text:span><text:span text:style-name="T2">data.</text:span></text:p>
            <text:p text:style-name="P2"><text:span text:style-name="T4"/></text:p>
            <text:p text:style-name="P2"><text:span text:style-name="T5">- Is </text:span><text:span text:style-name="T5">possi</text:span><text:span text:style-name="T5">ble to </text:span><text:span text:style-name="T5">sort </text:span><text:span text:style-name="T5">in </text:span><text:span text:style-name="T5">O(N)?</text:span></text:p>
          </draw:text-box>
        </draw:frame>
      </draw:page>
      <draw:page draw:name="page2" draw:style-name="dp1" draw:master-page-name="Default">
        <draw:custom-shape draw:style-name="gr2" draw:text-style-name="P5" draw:layer="layout" svg:width="0.97cm" svg:height="0.999cm" svg:x="25.465cm" svg:y="6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6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6.032cm">
          <text:p text:style-name="P4"><text:span text:style-name="T6">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6.0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6.0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6.0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6.0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6.0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6.0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6.0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6.0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6.0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6.0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6.0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6.0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6.0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6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6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6.0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6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6.032cm">
          <text:p text:style-name="P4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6.0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6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6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6.0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6.0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5.475cm" svg:y="5.432cm">
          <text:p text:style-name="P6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5.4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3.542cm" svg:y="5.432cm">
          <text:p text:style-name="P6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5.4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5.4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0.678cm" svg:y="5.432cm">
          <text:p text:style-name="P6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5.4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8.755cm" svg:y="5.432cm">
          <text:p text:style-name="P6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5.4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6.868cm" svg:y="5.432cm">
          <text:p text:style-name="P6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5.4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5.4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4.017cm" svg:y="5.432cm">
          <text:p text:style-name="P6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3.058cm" svg:y="5.432cm">
          <text:p text:style-name="P6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5.4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5.4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0.189cm" svg:y="5.432cm">
          <text:p text:style-name="P6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5.4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5.4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7.296cm" svg:y="5.432cm">
          <text:p text:style-name="P6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5.4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5.409cm" svg:y="5.432cm">
          <text:p text:style-name="P6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5.4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5.4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.523cm" svg:y="5.432cm">
          <text:p text:style-name="P6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4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817cm" svg:height="0.962cm" svg:x="1.061cm" svg:y="1cm">
          <draw:text-box>
            <text:p>Bubble Sort</text:p>
          </draw:text-box>
        </draw:frame>
        <draw:frame draw:style-name="gr6" draw:text-style-name="P9" draw:layer="layout" svg:width="25.4cm" svg:height="1.362cm" svg:x="1.317cm" svg:y="2.27cm">
          <draw:text-box>
            <text:p><text:span text:style-name="T2">- </text:span><text:span text:style-name="T2">Repe</text:span><text:span text:style-name="T2">atedly </text:span><text:span text:style-name="T2">steps </text:span><text:span text:style-name="T2">thoug</text:span><text:span text:style-name="T2">ht the </text:span><text:span text:style-name="T2">data, </text:span><text:span text:style-name="T2">comp</text:span><text:span text:style-name="T2">aring </text:span><text:span text:style-name="T2">adjac</text:span><text:span text:style-name="T2">ent </text:span><text:span text:style-name="T2">eleme</text:span><text:span text:style-name="T2">nts, </text:span><text:span text:style-name="T2">and </text:span><text:span text:style-name="T2">swap </text:span><text:span text:style-name="T2">them </text:span><text:span text:style-name="T2">if they </text:span><text:span text:style-name="T2">are in </text:span><text:span text:style-name="T2">the </text:span><text:span text:style-name="T2">wrong </text:span><text:span text:style-name="T2">order</text:span></text:p>
          </draw:text-box>
        </draw:frame>
        <draw:custom-shape draw:style-name="gr7" draw:text-style-name="P11" draw:layer="layout" svg:width="1.27cm" svg:height="1.587cm" svg:x="1.317cm" svg:y="7.033cm">
          <text:p text:style-name="P10">i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" draw:layer="layout" svg:width="11.403cm" svg:height="2.384cm" svg:x="1.662cm" svg:y="11.795cm">
          <draw:text-box>
            <text:p><text:s text:c="2"/>if array[i] &gt; array[i+1]</text:p>
            <text:p><text:s text:c="4"/>swap(i, i+1)</text:p>
            <text:p><text:s text:c="2"/>i++</text:p>
          </draw:text-box>
        </draw:frame>
        <draw:custom-shape draw:style-name="gr9" draw:text-style-name="P12" draw:layer="layout" svg:width="0.953cm" svg:height="1.27cm" svg:x="24.495cm" svg:y="3.8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0.853cm" svg:height="0.962cm" svg:x="3.857cm" svg:y="7.8cm">
          <draw:text-box>
            <text:p>0</text:p>
          </draw:text-box>
        </draw:frame>
      </draw:page>
      <draw:page draw:name="page3" draw:style-name="dp1" draw:master-page-name="Default">
        <draw:custom-shape draw:style-name="gr11" draw:text-style-name="P13" draw:layer="layout" svg:width="0.97cm" svg:height="0.999cm" svg:x="25.465cm" svg:y="6.7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4.495cm" svg:y="6.7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3.542cm" svg:y="6.7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2.572cm" svg:y="6.7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1.637cm" svg:y="6.7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0.667cm" svg:y="6.7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9.714cm" svg:y="6.7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8.755cm" svg:y="6.7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7.827cm" svg:y="6.7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6.868cm" svg:y="6.7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5.904cm" svg:y="6.7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4.945cm" svg:y="6.7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4.017cm" svg:y="6.7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3.058cm" svg:y="6.7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2.094cm" svg:y="6.7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1.135cm" svg:y="6.7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0.189cm" svg:y="6.7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9.219cm" svg:y="6.7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8.266cm" svg:y="6.7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7.296cm" svg:y="6.7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6.379cm" svg:y="6.7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5.409cm" svg:y="6.7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4.456cm" svg:y="6.7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3.486cm" svg:y="6.7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.523cm" svg:y="6.7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.564cm" svg:y="6.7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layout" svg:width="0.97cm" svg:height="0.52cm" svg:x="25.475cm" svg:y="6.1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6.1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0.97cm" svg:height="0.52cm" svg:x="23.542cm" svg:y="6.1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6.1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6.1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0.97cm" svg:height="0.52cm" svg:x="20.678cm" svg:y="6.1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6.1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0.97cm" svg:height="0.52cm" svg:x="18.755cm" svg:y="6.1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6.1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0.97cm" svg:height="0.52cm" svg:x="16.868cm" svg:y="6.1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6.1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6.1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0.97cm" svg:height="0.52cm" svg:x="14.017cm" svg:y="6.1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0.97cm" svg:height="0.52cm" svg:x="13.058cm" svg:y="6.1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6.1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6.1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draw:layer="layout" svg:width="0.97cm" svg:height="0.52cm" svg:x="10.189cm" svg:y="6.1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6.1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6.1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0.97cm" svg:height="0.52cm" svg:x="7.296cm" svg:y="6.1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6.1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0.97cm" svg:height="0.52cm" svg:x="5.409cm" svg:y="6.1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6.1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6.1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0.97cm" svg:height="0.52cm" svg:x="2.523cm" svg:y="6.1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6.1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4.452cm" svg:height="0.962cm" svg:x="1.061cm" svg:y="1cm">
          <draw:text-box>
            <text:p>Selection Sort</text:p>
          </draw:text-box>
        </draw:frame>
        <draw:frame draw:style-name="gr24" draw:text-style-name="P9" draw:layer="layout" svg:width="25.717cm" svg:height="1.917cm" svg:x="1cm" svg:y="1.94cm">
          <draw:text-box>
            <text:p><text:span text:style-name="T2">- </text:span><text:span text:style-name="T2">Di</text:span><text:span text:style-name="T2">vi</text:span><text:span text:style-name="T2">d</text:span><text:span text:style-name="T2">e </text:span><text:span text:style-name="T2">th</text:span><text:span text:style-name="T2">e </text:span><text:span text:style-name="T2">d</text:span><text:span text:style-name="T2">at</text:span><text:span text:style-name="T2">a </text:span><text:span text:style-name="T2">in </text:span><text:span text:style-name="T2">t</text:span><text:span text:style-name="T2">w</text:span><text:span text:style-name="T2">o </text:span><text:span text:style-name="T2">p</text:span><text:span text:style-name="T2">ar</text:span><text:span text:style-name="T2">ts</text:span><text:span text:style-name="T2">: </text:span><text:span text:style-name="T2">s</text:span><text:span text:style-name="T2">or</text:span><text:span text:style-name="T2">te</text:span><text:span text:style-name="T2">d </text:span><text:span text:style-name="T2">a</text:span><text:span text:style-name="T2">n</text:span><text:span text:style-name="T2">d </text:span><text:span text:style-name="T2">u</text:span><text:span text:style-name="T2">n</text:span><text:span text:style-name="T2">s</text:span><text:span text:style-name="T2">or</text:span><text:span text:style-name="T2">te</text:span><text:span text:style-name="T2">d</text:span></text:p>
            <text:p><text:span text:style-name="T2">- </text:span><text:span text:style-name="T2">R</text:span><text:span text:style-name="T2">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s</text:span><text:span text:style-name="T2">el</text:span><text:span text:style-name="T2">e</text:span><text:span text:style-name="T2">ct</text:span><text:span text:style-name="T2">s </text:span><text:span text:style-name="T2">th</text:span><text:span text:style-name="T2">e </text:span><text:span text:style-name="T2">s</text:span><text:span text:style-name="T2">m</text:span><text:span text:style-name="T2">al</text:span><text:span text:style-name="T2">le</text:span><text:span text:style-name="T2">st </text:span><text:span text:style-name="T2">(o</text:span><text:span text:style-name="T2">r </text:span><text:span text:style-name="T2">la</text:span><text:span text:style-name="T2">rg</text:span><text:span text:style-name="T2">e</text:span><text:span text:style-name="T2">st</text:span><text:span text:style-name="T2">) </text:span><text:span text:style-name="T2">el</text:span><text:span text:style-name="T2">e</text:span><text:span text:style-name="T2">m</text:span><text:span text:style-name="T2">e</text:span><text:span text:style-name="T2">nt </text:span><text:span text:style-name="T2">fr</text:span><text:span text:style-name="T2">o</text:span><text:span text:style-name="T2">m </text:span><text:span text:style-name="T2">th</text:span><text:span text:style-name="T2">e </text:span><text:span text:style-name="T2">u</text:span><text:span text:style-name="T2">n</text:span><text:span text:style-name="T2">s</text:span><text:span text:style-name="T2">or</text:span><text:span text:style-name="T2">te</text:span><text:span text:style-name="T2">d </text:span><text:span text:style-name="T2">p</text:span><text:span text:style-name="T2">ar</text:span><text:span text:style-name="T2">t </text:span><text:span text:style-name="T2">a</text:span><text:span text:style-name="T2">n</text:span><text:span text:style-name="T2">d </text:span><text:span text:style-name="T2">m</text:span><text:span text:style-name="T2">o</text:span><text:span text:style-name="T2">v</text:span><text:span text:style-name="T2">e </text:span><text:span text:style-name="T2">to </text:span><text:span text:style-name="T2">th</text:span><text:span text:style-name="T2">e </text:span><text:span text:style-name="T2">s</text:span><text:span text:style-name="T2">or</text:span><text:span text:style-name="T2">te</text:span><text:span text:style-name="T2">d </text:span><text:span text:style-name="T2">p</text:span><text:span text:style-name="T2">ar</text:span><text:span text:style-name="T2">t</text:span></text:p>
          </draw:text-box>
        </draw:frame>
        <draw:custom-shape draw:style-name="gr25" draw:text-style-name="P10" draw:layer="layout" svg:width="1.27cm" svg:height="1.588cm" svg:x="1.317cm" svg:y="4.809cm">
          <text:p text:style-name="P10">i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0" draw:layer="layout" svg:width="1.27cm" svg:height="1.387cm" svg:x="2.287cm" svg:y="7.985cm">
          <text:p text:style-name="P10">j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3" draw:layer="layout" svg:width="8.071cm" svg:height="1.673cm" svg:x="11.45cm" svg:y="11.257cm">
          <draw:text-box>
            <text:p>If array[j] &lt; array[minIndex]</text:p>
            <text:p><text:s text:c="2"/>minIndex = j</text:p>
          </draw:text-box>
        </draw:frame>
        <draw:custom-shape draw:style-name="gr28" draw:text-style-name="P10" draw:layer="layout" svg:width="1.905cm" svg:height="4.763cm" svg:x="1.017cm" svg:y="8.102cm">
          <text:p text:style-name="P10">min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2" draw:text-style-name="P5" draw:layer="layout" svg:width="0.97cm" svg:height="0.999cm" svg:x="25.465cm" svg:y="5.5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5.5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5.5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5.5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5.5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5.5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5.5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5.5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5.5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5.5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5.5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5.5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5.5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5.5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5.5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5.5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5.5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5.5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5.5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5.5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5.5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5.5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5.5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5.5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5.5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5.5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5" draw:layer="layout" svg:width="0.97cm" svg:height="0.52cm" svg:x="25.475cm" svg:y="4.9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4.9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5" draw:layer="layout" svg:width="0.97cm" svg:height="0.52cm" svg:x="23.542cm" svg:y="4.9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4.9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4.9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5" draw:layer="layout" svg:width="0.97cm" svg:height="0.52cm" svg:x="20.678cm" svg:y="4.9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4.9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0.97cm" svg:height="0.52cm" svg:x="18.755cm" svg:y="4.9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4.9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5" draw:layer="layout" svg:width="0.97cm" svg:height="0.52cm" svg:x="16.868cm" svg:y="4.9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4.9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4.9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draw:layer="layout" svg:width="0.97cm" svg:height="0.52cm" svg:x="14.017cm" svg:y="4.9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5" draw:layer="layout" svg:width="0.97cm" svg:height="0.52cm" svg:x="13.058cm" svg:y="4.9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4.9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4.9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5" draw:layer="layout" svg:width="0.97cm" svg:height="0.52cm" svg:x="10.189cm" svg:y="4.9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4.9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4.9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5" draw:layer="layout" svg:width="0.97cm" svg:height="0.52cm" svg:x="7.296cm" svg:y="4.9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4.9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0.97cm" svg:height="0.52cm" svg:x="5.409cm" svg:y="4.9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4.9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4.9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5" draw:layer="layout" svg:width="0.97cm" svg:height="0.52cm" svg:x="2.523cm" svg:y="4.9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4.9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3" draw:layer="layout" svg:width="4.278cm" svg:height="0.962cm" svg:x="1.061cm" svg:y="1cm">
          <draw:text-box>
            <text:p>Insertion Sort</text:p>
          </draw:text-box>
        </draw:frame>
        <draw:frame draw:style-name="gr6" draw:text-style-name="P9" draw:layer="layout" svg:width="25.717cm" svg:height="1.362cm" svg:x="1cm" svg:y="2.27cm">
          <draw:text-box>
            <text:p><text:span text:style-name="T2">- </text:span><text:span text:style-name="T2">Repe</text:span><text:span text:style-name="T2">atedly </text:span><text:span text:style-name="T2">find </text:span><text:span text:style-name="T2">the </text:span><text:span text:style-name="T2">correc</text:span><text:span text:style-name="T2">t </text:span><text:span text:style-name="T2">positio</text:span><text:span text:style-name="T2">n for </text:span><text:span text:style-name="T2">new </text:span><text:span text:style-name="T2">eleme</text:span><text:span text:style-name="T2">nts, </text:span><text:span text:style-name="T2">movin</text:span><text:span text:style-name="T2">g the </text:span><text:span text:style-name="T2">existin</text:span><text:span text:style-name="T2">g </text:span><text:span text:style-name="T2">eleme</text:span><text:span text:style-name="T2">nts to </text:span><text:span text:style-name="T2">open </text:span><text:span text:style-name="T2">space </text:span><text:span text:style-name="T2">for </text:span><text:span text:style-name="T2">new </text:span><text:span text:style-name="T2">ones</text:span></text:p>
          </draw:text-box>
        </draw:frame>
      </draw:page>
      <draw:page draw:name="page5" draw:style-name="dp1" draw:master-page-name="Default">
        <draw:custom-shape draw:style-name="gr2" draw:text-style-name="P5" draw:layer="layout" svg:width="0.97cm" svg:height="0.999cm" svg:x="25.465cm" svg:y="6.1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6.1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6.1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6.1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6.1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6.1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6.1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6.1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6.1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6.1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6.1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6.1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6.1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6.1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6.1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6.1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6.1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6.1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6.1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6.1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6.1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6.1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6.1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6.1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6.1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6.1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5" draw:layer="layout" svg:width="0.97cm" svg:height="0.52cm" svg:x="25.475cm" svg:y="5.5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5.5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5" draw:layer="layout" svg:width="0.97cm" svg:height="0.52cm" svg:x="23.542cm" svg:y="5.5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5.5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5.5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5" draw:layer="layout" svg:width="0.97cm" svg:height="0.52cm" svg:x="20.678cm" svg:y="5.5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5.5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5" draw:layer="layout" svg:width="0.97cm" svg:height="0.52cm" svg:x="18.755cm" svg:y="5.5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5.5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5" draw:layer="layout" svg:width="0.97cm" svg:height="0.52cm" svg:x="16.868cm" svg:y="5.5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5.5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5.5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5" draw:layer="layout" svg:width="0.97cm" svg:height="0.52cm" svg:x="14.017cm" svg:y="5.5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0.97cm" svg:height="0.52cm" svg:x="13.058cm" svg:y="5.5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5.5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5.5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97cm" svg:height="0.52cm" svg:x="10.189cm" svg:y="5.5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5.5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5.5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5" draw:layer="layout" svg:width="0.97cm" svg:height="0.52cm" svg:x="7.296cm" svg:y="5.5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5.5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5" draw:layer="layout" svg:width="0.97cm" svg:height="0.52cm" svg:x="5.409cm" svg:y="5.5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5.5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5.5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5" draw:layer="layout" svg:width="0.97cm" svg:height="0.52cm" svg:x="2.523cm" svg:y="5.5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5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16" draw:layer="layout" svg:width="3.465cm" svg:height="0.962cm" svg:x="1.061cm" svg:y="1cm">
          <draw:text-box>
            <text:p><text:span text:style-name="T9">Quic</text:span><text:span text:style-name="T9">k </text:span><text:span text:style-name="T9">Sort</text:span></text:p>
          </draw:text-box>
        </draw:frame>
        <draw:frame draw:style-name="gr6" draw:text-style-name="P17" draw:layer="layout" svg:width="25.09cm" svg:height="1.362cm" svg:x="1.31cm" svg:y="1.952cm">
          <draw:text-box>
            <text:p><text:span text:style-name="T2">- </text:span><text:span text:style-name="T2">Picks </text:span><text:span text:style-name="T2">a </text:span><text:span text:style-name="T2">pivot </text:span><text:span text:style-name="T2">eleme</text:span><text:span text:style-name="T2">nt, </text:span><text:span text:style-name="T2">partiti</text:span><text:span text:style-name="T2">ons </text:span><text:span text:style-name="T2">the </text:span><text:span text:style-name="T2">data </text:span><text:span text:style-name="T2">aroun</text:span><text:span text:style-name="T2">d the </text:span><text:span text:style-name="T2">pivot, </text:span><text:span text:style-name="T2">and </text:span><text:span text:style-name="T2">recurs</text:span><text:span text:style-name="T2">ively </text:span><text:span text:style-name="T2">sort </text:span><text:span text:style-name="T2">the </text:span><text:span text:style-name="T2">partiti</text:span><text:span text:style-name="T2">ons</text:span></text:p>
          </draw:text-box>
        </draw:frame>
      </draw:page>
      <draw:page draw:name="page6" draw:style-name="dp1" draw:master-page-name="Default">
        <draw:custom-shape draw:style-name="gr2" draw:text-style-name="P5" draw:layer="layout" svg:width="0.97cm" svg:height="0.999cm" svg:x="25.465cm" svg:y="5.9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5.9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5.9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5.9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5.9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5.9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5.9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5.9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5.9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5.9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5.9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5.9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5.9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5.9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5.9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5.9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5.9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5.9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5.9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5.9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5.9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5.9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5.9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5.9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5.9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5.9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5" draw:layer="layout" svg:width="0.97cm" svg:height="0.52cm" svg:x="25.475cm" svg:y="5.3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5.3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5" draw:layer="layout" svg:width="0.97cm" svg:height="0.52cm" svg:x="23.542cm" svg:y="5.3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5.3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5.3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5" draw:layer="layout" svg:width="0.97cm" svg:height="0.52cm" svg:x="20.678cm" svg:y="5.3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5.3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5" draw:layer="layout" svg:width="0.97cm" svg:height="0.52cm" svg:x="18.755cm" svg:y="5.3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5.3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5" draw:layer="layout" svg:width="0.97cm" svg:height="0.52cm" svg:x="16.868cm" svg:y="5.3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5.3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5.3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5" draw:layer="layout" svg:width="0.97cm" svg:height="0.52cm" svg:x="14.017cm" svg:y="5.3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5" draw:layer="layout" svg:width="0.97cm" svg:height="0.52cm" svg:x="13.058cm" svg:y="5.3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5.3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5.3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5" draw:layer="layout" svg:width="0.97cm" svg:height="0.52cm" svg:x="10.189cm" svg:y="5.3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5.3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5.3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5" draw:layer="layout" svg:width="0.97cm" svg:height="0.52cm" svg:x="7.296cm" svg:y="5.3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5.3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5" draw:layer="layout" svg:width="0.97cm" svg:height="0.52cm" svg:x="5.409cm" svg:y="5.3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5.3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5.3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draw:layer="layout" svg:width="0.97cm" svg:height="0.52cm" svg:x="2.523cm" svg:y="5.3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3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3" draw:layer="layout" svg:width="3.639cm" svg:height="0.962cm" svg:x="1.061cm" svg:y="1cm">
          <draw:text-box>
            <text:p>Merge Sort</text:p>
          </draw:text-box>
        </draw:frame>
        <draw:frame draw:style-name="gr6" draw:text-style-name="P9" draw:layer="layout" svg:width="25.331cm" svg:height="1.362cm" svg:x="1.069cm" svg:y="1.952cm">
          <draw:text-box>
            <text:p><text:span text:style-name="T2">- </text:span><text:span text:style-name="T2">Recur</text:span><text:span text:style-name="T2">sively, </text:span><text:span text:style-name="T2">divide</text:span><text:span text:style-name="T2">s the </text:span><text:span text:style-name="T2">data </text:span><text:span text:style-name="T2">in two </text:span><text:span text:style-name="T2">halves</text:span><text:span text:style-name="T2">, sort </text:span><text:span text:style-name="T2">each </text:span><text:span text:style-name="T2">half </text:span><text:span text:style-name="T2">and </text:span><text:span text:style-name="T2">then </text:span><text:span text:style-name="T2">merge </text:span><text:span text:style-name="T2">the </text:span><text:span text:style-name="T2">sorted </text:span><text:span text:style-name="T2">halves</text:span></text:p>
          </draw:text-box>
        </draw:frame>
      </draw:page>
      <draw:page draw:name="page7" draw:style-name="dp1" draw:master-page-name="Default">
        <draw:custom-shape draw:style-name="gr2" draw:text-style-name="P5" draw:layer="layout" svg:width="0.97cm" svg:height="0.999cm" svg:x="25.465cm" svg:y="5.0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5.0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5.0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5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5.0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5.0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5.0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5.0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5.0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5.0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5.0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5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5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5.0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5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5.0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5.0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5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5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5.0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5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5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5.0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5.0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5.0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5.0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5" draw:layer="layout" svg:width="0.97cm" svg:height="0.52cm" svg:x="25.475cm" svg:y="4.4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4.4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layout" svg:width="0.97cm" svg:height="0.52cm" svg:x="23.542cm" svg:y="4.4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4.4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4.4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5" draw:layer="layout" svg:width="0.97cm" svg:height="0.52cm" svg:x="20.678cm" svg:y="4.4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4.4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5" draw:layer="layout" svg:width="0.97cm" svg:height="0.52cm" svg:x="18.755cm" svg:y="4.4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4.4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5" draw:layer="layout" svg:width="0.97cm" svg:height="0.52cm" svg:x="16.868cm" svg:y="4.4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4.4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4.4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5" draw:layer="layout" svg:width="0.97cm" svg:height="0.52cm" svg:x="14.017cm" svg:y="4.4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5" draw:layer="layout" svg:width="0.97cm" svg:height="0.52cm" svg:x="13.058cm" svg:y="4.4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4.4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4.4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5" draw:layer="layout" svg:width="0.97cm" svg:height="0.52cm" svg:x="10.189cm" svg:y="4.4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4.4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4.4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5" draw:layer="layout" svg:width="0.97cm" svg:height="0.52cm" svg:x="7.296cm" svg:y="4.4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4.4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5" draw:layer="layout" svg:width="0.97cm" svg:height="0.52cm" svg:x="5.409cm" svg:y="4.4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4.4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4.4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5" draw:layer="layout" svg:width="0.97cm" svg:height="0.52cm" svg:x="2.523cm" svg:y="4.4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4.4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3" draw:layer="layout" svg:width="3.36cm" svg:height="0.962cm" svg:x="1.061cm" svg:y="1cm">
          <draw:text-box>
            <text:p>Heap Sort</text:p>
          </draw:text-box>
        </draw:frame>
        <draw:frame draw:style-name="gr24" draw:text-style-name="P9" draw:layer="layout" svg:width="17.706cm" svg:height="1.917cm" svg:x="1.074cm" svg:y="1.952cm">
          <draw:text-box>
            <text:p><text:span text:style-name="T2">- </text:span><text:span text:style-name="T2">Utilize</text:span><text:span text:style-name="T2">s a </text:span><text:span text:style-name="T2">binary </text:span><text:span text:style-name="T2">heap </text:span><text:span text:style-name="T2">data </text:span><text:span text:style-name="T2">struct</text:span><text:span text:style-name="T2">ure</text:span></text:p>
            <text:p><text:span text:style-name="T2">- </text:span><text:span text:style-name="T2">Builds </text:span><text:span text:style-name="T2">a max </text:span><text:span text:style-name="T2">heap </text:span><text:span text:style-name="T2">from </text:span><text:span text:style-name="T2">the </text:span><text:span text:style-name="T2">input </text:span><text:span text:style-name="T2">data </text:span><text:span text:style-name="T2">and </text:span><text:span text:style-name="T2">then </text:span><text:span text:style-name="T2">repeat</text:span><text:span text:style-name="T2">edly </text:span><text:span text:style-name="T2">extrac</text:span><text:span text:style-name="T2">ts the </text:span><text:span text:style-name="T2">max</text:span></text:p>
            <text:p><text:span text:style-name="T2"><text:s text:c="2"/></text:span><text:span text:style-name="T2">Eleme</text:span><text:span text:style-name="T2">nt </text:span><text:span text:style-name="T2">from </text:span><text:span text:style-name="T2">the </text:span><text:span text:style-name="T2">heap </text:span><text:span text:style-name="T2">and </text:span><text:span text:style-name="T2">add to </text:span><text:span text:style-name="T2">the </text:span><text:span text:style-name="T2">end of </text:span><text:span text:style-name="T2">the </text:span><text:span text:style-name="T2">data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botto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0:39:44.987412900</meta:creation-date>
    <meta:generator>LibreOffice/24.2.5.2$Linux_X86_64 LibreOffice_project/420$Build-2</meta:generator>
    <dc:date>2024-08-03T19:06:04.877623319</dc:date>
    <meta:editing-duration>PT49M56S</meta:editing-duration>
    <meta:editing-cycles>11</meta:editing-cycles>
    <meta:document-statistic meta:object-count="333"/>
  </office:meta>
</office:document-meta>
</file>